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e451" officeooo:paragraph-rsid="0013e451"/>
    </style:style>
    <style:style style:name="P2" style:family="paragraph" style:parent-style-name="Standard">
      <style:text-properties officeooo:rsid="0013eee2" officeooo:paragraph-rsid="0013eee2"/>
    </style:style>
    <style:style style:name="P3" style:family="paragraph" style:parent-style-name="Standard">
      <style:text-properties officeooo:rsid="0013eee2" officeooo:paragraph-rsid="0015854b"/>
    </style:style>
    <style:style style:name="P4" style:family="paragraph" style:parent-style-name="Standard">
      <style:text-properties fo:font-weight="normal" officeooo:rsid="0015854b" officeooo:paragraph-rsid="0015854b" style:font-weight-asian="normal" style:font-weight-complex="normal"/>
    </style:style>
    <style:style style:name="P5" style:family="paragraph" style:parent-style-name="Standard">
      <style:text-properties fo:font-weight="normal" officeooo:rsid="00174d33" officeooo:paragraph-rsid="00174d33" style:font-weight-asian="normal" style:font-weight-complex="normal"/>
    </style:style>
    <style:style style:name="P6" style:family="paragraph" style:parent-style-name="Standard">
      <style:text-properties fo:font-weight="normal" officeooo:rsid="001af25c" officeooo:paragraph-rsid="001af25c" style:font-weight-asian="normal" style:font-weight-complex="normal"/>
    </style:style>
    <style:style style:name="P7" style:family="paragraph" style:parent-style-name="Standard">
      <style:text-properties fo:font-weight="normal" officeooo:rsid="001cd93c" officeooo:paragraph-rsid="001cd93c" style:font-weight-asian="normal" style:font-weight-complex="normal"/>
    </style:style>
    <style:style style:name="P8" style:family="paragraph" style:parent-style-name="Preformatted_20_Text">
      <style:text-properties officeooo:rsid="0013e451" officeooo:paragraph-rsid="0013eee2"/>
    </style:style>
    <style:style style:name="T1" style:family="text">
      <style:text-properties fo:font-variant="normal" fo:text-transform="none" fo:color="#333333" style:font-name="Consolas" fo:font-size="9.75pt" fo:letter-spacing="normal" fo:font-style="normal" fo:font-weight="normal" fo:background-color="#f8f8f8" loext:char-shading-value="0" fo:padding="0cm" fo:border="none"/>
    </style:style>
    <style:style style:name="T2" style:family="text">
      <style:text-properties fo:font-variant="normal" fo:text-transform="none" fo:color="#333333" style:font-name="Consolas" fo:font-size="9.75pt" fo:letter-spacing="normal" fo:font-style="normal" fo:font-weight="normal" officeooo:rsid="0013eee2" fo:background-color="#f8f8f8" loext:char-shading-value="0" fo:padding="0cm" fo:border="none"/>
    </style:style>
    <style:style style:name="T3" style:family="text">
      <style:text-properties fo:font-weight="bold" style:font-weight-asian="bold" style:font-weight-complex="bold"/>
    </style:style>
    <style:style style:name="T4" style:family="text">
      <style:text-properties fo:font-weight="bold" officeooo:rsid="0015854b" style:font-weight-asian="bold" style:font-weight-complex="bold"/>
    </style:style>
    <style:style style:name="T5" style:family="text">
      <style:text-properties officeooo:rsid="001946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2.2</text:p>
      <text:p text:style-name="P1">On va configurer l'interface tun0 grâce à la ligne de commande :</text:p>
      <text:p text:style-name="P8"><text:span text:style-name="Source_20_Text"><text:span text:style-name="T1">ip -</text:span></text:span><text:span text:style-name="Source_20_Text"><text:span text:style-name="T2">6</text:span></text:span><text:span text:style-name="Source_20_Text"><text:span text:style-name="T1"> address add </text:span></text:span><text:span text:style-name="Source_20_Text"><text:span text:style-name="T2">fc00:1234:ffff::1</text:span></text:span><text:span text:style-name="Source_20_Text"><text:span text:style-name="T1">/</text:span></text:span><text:span text:style-name="Source_20_Text"><text:span text:style-name="T2">64</text:span></text:span><text:span text:style-name="Source_20_Text"><text:span text:style-name="T1"> dev </text:span></text:span><text:span text:style-name="Source_20_Text"><text:span text:style-name="T2">tun0</text:span></text:span></text:p>
      <text:p text:style-name="P1">cela demande d'exécuter le programme iftun en le maintenant en vie (avec une boucle infinie, par exemple), puis de lancer la commande.</text:p>
      <text:p text:style-name="P1">Tant que le programme ayant créé l'interface reste en vie, on peut communiquer grâce à l'interface.</text:p>
      <text:p text:style-name="P2"/>
      <text:p text:style-name="P2">Suite au lancement du .c, on tente un :</text:p>
      <text:p text:style-name="P2">ping6 <text:span text:style-name="T3">fc00:1234:ffff::1</text:span></text:p>
      <text:p text:style-name="P4">On observe que les packets sont bien reçus.</text:p>
      <text:p text:style-name="P4">Grâce à whiteshark, on observe que ce ping ne génère aucun transfert sur l'interface tun0.</text:p>
      <text:p text:style-name="P4">On tente un :</text:p>
      <text:p text:style-name="P3">ping6 <text:span text:style-name="T3">fc00:1234:ffff::1</text:span><text:span text:style-name="T4">0</text:span></text:p>
      <text:p text:style-name="P4">On observe que les packets ne sont pas renvoyés.</text:p>
      <text:p text:style-name="P4">Cependant, whiteshark met en évidence que les packets sont bien reçu à travers l'interface tun0.</text:p>
      <text:p text:style-name="P4"/>
      <text:p text:style-name="P5">L'explication la plus logique est que comme notre nouvelle interface tun0 vient d'être créé, aucun programme n'écoute pour la récupération des packets, et que les packets de ping sont donc perdus.</text:p>
      <text:p text:style-name="P5"><text:line-break/><text:span text:style-name="T5">2.3</text:span></text:p>
      <text:p text:style-name="P6">IFF_NO_PI signifie qu'on ne veut pas recevoir les informations des packets.</text:p>
      <text:p text:style-name="P7">Si l'on créée notre interface avec ce paramètre, un problème survient à son initia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KBOUNI Yemouna</meta:initial-creator>
    <meta:creation-date>2015-11-25T08:57:36.633465555</meta:creation-date>
    <meta:generator>LibreOffice/4.4.4.3$Linux_X86_64 LibreOffice_project/40m0$Build-3</meta:generator>
    <dc:date>2015-11-25T10:38:52.169969450</dc:date>
    <dc:creator>CHIKBOUNI Yemouna</dc:creator>
    <meta:editing-duration>PT1H41M14S</meta:editing-duration>
    <meta:editing-cycles>7</meta:editing-cycles>
    <meta:document-statistic meta:table-count="0" meta:image-count="0" meta:object-count="0" meta:page-count="1" meta:paragraph-count="17" meta:word-count="179" meta:character-count="1089" meta:non-whitespace-character-count="926"/>
  </office:meta>
</office:document-meta>
</file>